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9.99mm" svg:height="89.99mm" svg:x="91.94mm" svg:y="0mm">
            <draw:object draw:notify-on-update-of-ranges="Hoja1.A1:Hoja1.A4 Hoja1.B1:Hoja1.B4 Hoja1.B1:Hoja1.B4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name="TASK 10" draw:style-name="gr1" draw:text-style-name="P1" svg:width="159.99mm" svg:height="89.99mm" svg:x="251.13mm" svg:y="0mm">
            <draw:object draw:notify-on-update-of-ranges="Hoja1.A8:Hoja1.A13 Hoja1.B8:Hoja1.B13 Hoja1.C8:Hoja1.C13 Hoja1.C8:Hoja1.C1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92.18mm" svg:y="90.67mm">
            <draw:object draw:notify-on-update-of-ranges="Hoja1.A8:Hoja1.A13 Hoja1.C8:Hoja1.C13 Hoja1.C8:Hoja1.C13 Hoja1.B8:Hoja1.B1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0" calcext:value-type="float">
            <text:p>20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00" calcext:value-type="float">
            <text:p>2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06">00/00/0000</text:date>, <text:time style:data-style-name="N2" text:time-value="23:18:42.599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11-05T21:43:04.076000000</meta:creation-date>
    <dc:date>2019-11-06T23:46:04.661000000</dc:date>
    <meta:editing-duration>PT48M17S</meta:editing-duration>
    <meta:editing-cycles>3</meta:editing-cycles>
    <meta:generator>LibreOffice/6.3.3.2$Windows_X86_64 LibreOffice_project/a64200df03143b798afd1ec74a12ab50359878ed</meta:generator>
    <meta:document-statistic meta:table-count="1" meta:cell-count="32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7.112cm" svg:y="0.316cm" chart:style-name="ch2">
          <text:p>TASK 1</text:p>
        </chart:title>
        <chart:legend chart:legend-position="end" svg:x="14.25cm" svg:y="3.946cm" style:legend-expansion="high" chart:style-name="ch3"/>
        <chart:plot-area chart:style-name="ch4" table:cell-range-address="Hoja1.A1:Hoja1.B4" chart:data-source-has-labels="both" svg:x="1.321cm" svg:y="1.301cm" svg:width="12.609cm" svg:height="6.548cm">
          <chartooo:coordinate-region svg:x="2.144cm" svg:y="1.504cm" svg:width="11.786cm" svg:height="5.692cm"/>
          <chart:axis chart:dimension="x" chart:name="primary-x" chart:style-name="ch5" chartooo:axis-type="auto">
            <chartooo:date-scale/>
            <chart:title svg:x="6.795cm" svg:y="8.029cm" chart:style-name="ch6">
              <text:p>tiempo(ms)</text:p>
            </chart:title>
            <chart:categories table:cell-range-address="Hoja1.A1:Hoja1.A4"/>
          </chart:axis>
          <chart:axis chart:dimension="y" chart:name="primary-y" chart:style-name="ch7">
            <chart:title svg:x="0.451cm" svg:y="5.066cm" chart:style-name="ch8">
              <text:p>tareas</text:p>
            </chart:title>
            <chart:grid chart:style-name="ch9" chart:class="major"/>
          </chart:axis>
          <chart:series chart:style-name="ch10" chart:values-cell-range-address="Hoja1.B1:Hoja1.B4" loext:label-string="tarea1" chart:class="chart:bar">
            <chart:data-point chart:repeated="4"/>
          </chart:series>
          <chart:series chart:style-name="ch11" chart:values-cell-range-address="Hoja1.B1:Hoja1.B4" loext:label-string="tarea2" chart:class="chart:bar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ea1</text:p>
              </table:table-cell>
              <table:table-cell office:value-type="string">
                <text:p>tarea2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Hoja1.A1:Hoja1.A4</svg:desc>
                </draw:g>
              </table:table-cell>
              <table:table-cell office:value-type="float" office:value="200">
                <text:p>200</text:p>
                <draw:g>
                  <svg:desc>Hoja1.B1:Hoja1.B4</svg:desc>
                </draw:g>
              </table:table-cell>
              <table:table-cell office:value-type="float" office:value="200">
                <text:p>200</text:p>
                <draw:g>
                  <svg:desc>Hoja1.B1:Hoja1.B4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2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stroke-dash="Dash_20_1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chart-properties chart:solid-type="cuboid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85cm" svg:y="0.316cm" chart:style-name="ch2">
          <text:p>TASK 10</text:p>
        </chart:title>
        <chart:legend chart:legend-position="end" svg:x="14.25cm" svg:y="3.694cm" style:legend-expansion="high" chart:style-name="ch3"/>
        <chart:plot-area chart:style-name="ch4" table:cell-range-address="Hoja1.A8:Hoja1.C13" chart:data-source-has-labels="both" svg:x="1.321cm" svg:y="1.301cm" svg:width="12.609cm" svg:height="6.548cm">
          <chartooo:coordinate-region svg:x="2.144cm" svg:y="1.504cm" svg:width="11.786cm" svg:height="5.692cm"/>
          <chart:axis chart:dimension="x" chart:name="primary-x" chart:style-name="ch5" chartooo:axis-type="auto">
            <chartooo:date-scale/>
            <chart:title svg:x="6.795cm" svg:y="8.029cm" chart:style-name="ch6">
              <text:p>tiempo(ms)</text:p>
            </chart:title>
            <chart:categories table:cell-range-address="Hoja1.A8:Hoja1.A13"/>
          </chart:axis>
          <chart:axis chart:dimension="y" chart:name="primary-y" chart:style-name="ch7">
            <chart:title svg:x="0.451cm" svg:y="5.066cm" chart:style-name="ch8">
              <text:p>tareas</text:p>
            </chart:title>
            <chart:grid chart:style-name="ch9" chart:class="major"/>
          </chart:axis>
          <chart:series chart:style-name="ch10" chart:values-cell-range-address="Hoja1.B8:Hoja1.B13" loext:label-string="tarea1" chart:class="chart:bar">
            <chart:data-point chart:style-name="ch11"/>
            <chart:data-point chart:repeated="5"/>
          </chart:series>
          <chart:series chart:style-name="ch12" chart:values-cell-range-address="Hoja1.C8:Hoja1.C13" loext:label-string="tarea2" chart:class="chart:bar">
            <chart:data-point/>
            <chart:data-point chart:style-name="ch11"/>
            <chart:data-point chart:repeated="4"/>
          </chart:series>
          <chart:series chart:style-name="ch13" chart:values-cell-range-address="Hoja1.C8:Hoja1.C13" loext:label-string="tarea3" chart:class="chart:bar"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ea1</text:p>
              </table:table-cell>
              <table:table-cell office:value-type="string">
                <text:p>tarea2</text:p>
              </table:table-cell>
              <table:table-cell office:value-type="string">
                <text:p>tarea3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Hoja1.A8:Hoja1.A13</svg:desc>
                </draw:g>
              </table:table-cell>
              <table:table-cell office:value-type="float" office:value="100">
                <text:p>100</text:p>
                <draw:g>
                  <svg:desc>Hoja1.B8:Hoja1.B13</svg:desc>
                </draw:g>
              </table:table-cell>
              <table:table-cell office:value-type="float" office:value="200">
                <text:p>200</text:p>
                <draw:g>
                  <svg:desc>Hoja1.C8:Hoja1.C13</svg:desc>
                </draw:g>
              </table:table-cell>
              <table:table-cell office:value-type="float" office:value="200">
                <text:p>200</text:p>
                <draw:g>
                  <svg:desc>Hoja1.C8:Hoja1.C13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2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

<file path=Object 3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985cm" svg:y="0.316cm" chart:style-name="ch2">
          <text:p>TASK 11</text:p>
        </chart:title>
        <chart:legend chart:legend-position="end" svg:x="14.25cm" svg:y="3.694cm" style:legend-expansion="high" chart:style-name="ch3"/>
        <chart:plot-area chart:style-name="ch4" table:cell-range-address="Hoja1.A8:Hoja1.C13" chart:data-source-has-labels="both" svg:x="1.321cm" svg:y="1.301cm" svg:width="12.609cm" svg:height="6.548cm">
          <chartooo:coordinate-region svg:x="2.144cm" svg:y="1.504cm" svg:width="11.786cm" svg:height="5.692cm"/>
          <chart:axis chart:dimension="x" chart:name="primary-x" chart:style-name="ch5" chartooo:axis-type="auto">
            <chartooo:date-scale/>
            <chart:title svg:x="6.795cm" svg:y="8.029cm" chart:style-name="ch6">
              <text:p>tiempo(ms)</text:p>
            </chart:title>
            <chart:categories table:cell-range-address="Hoja1.A8:Hoja1.A13"/>
          </chart:axis>
          <chart:axis chart:dimension="y" chart:name="primary-y" chart:style-name="ch7">
            <chart:title svg:x="0.451cm" svg:y="5.066cm" chart:style-name="ch8">
              <text:p>tareas</text:p>
            </chart:title>
            <chart:grid chart:style-name="ch9" chart:class="major"/>
          </chart:axis>
          <chart:series chart:style-name="ch10" chart:values-cell-range-address="Hoja1.C8:Hoja1.C13" loext:label-string="tarea1" chart:class="chart:bar">
            <chart:data-point chart:repeated="6"/>
          </chart:series>
          <chart:series chart:style-name="ch11" chart:values-cell-range-address="Hoja1.C8:Hoja1.C13" loext:label-string="tarea2" chart:class="chart:bar">
            <chart:data-point chart:repeated="6"/>
          </chart:series>
          <chart:series chart:style-name="ch12" chart:values-cell-range-address="Hoja1.B8:Hoja1.B13" loext:label-string="tarea3" chart:class="chart:bar">
            <chart:data-point chart:repeated="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ea1</text:p>
              </table:table-cell>
              <table:table-cell office:value-type="string">
                <text:p>tarea2</text:p>
              </table:table-cell>
              <table:table-cell office:value-type="string">
                <text:p>tarea3</text:p>
              </table:table-cell>
            </table:table-row>
          </table:table-header-rows>
          <table:table-rows>
            <table:table-row>
              <table:table-cell office:value-type="float" office:value="20">
                <text:p>20</text:p>
                <draw:g>
                  <svg:desc>Hoja1.A8:Hoja1.A13</svg:desc>
                </draw:g>
              </table:table-cell>
              <table:table-cell office:value-type="float" office:value="200">
                <text:p>200</text:p>
                <draw:g>
                  <svg:desc>Hoja1.C8:Hoja1.C13</svg:desc>
                </draw:g>
              </table:table-cell>
              <table:table-cell office:value-type="float" office:value="200">
                <text:p>200</text:p>
                <draw:g>
                  <svg:desc>Hoja1.C8:Hoja1.C13</svg:desc>
                </draw:g>
              </table:table-cell>
              <table:table-cell office:value-type="float" office:value="100">
                <text:p>100</text:p>
                <draw:g>
                  <svg:desc>Hoja1.B8:Hoja1.B13</svg:desc>
                </draw:g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3.2$Windows_X86_64 LibreOffice_project/a64200df03143b798afd1ec74a12ab50359878ed</meta:generator>
  </office:meta>
</office:document-meta>
</file>

<file path=Object 3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